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12pt" fo:font-weight="bold" officeooo:rsid="0017bf3c" officeooo:paragraph-rsid="0017bf3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roid Sans Mono" fo:font-size="12pt" officeooo:rsid="0017bf3c" officeooo:paragraph-rsid="0017bf3c" style:font-size-asian="12pt" style:font-size-complex="12pt"/>
    </style:style>
    <style:style style:name="P3" style:family="paragraph" style:parent-style-name="Standard">
      <style:text-properties style:font-name="Droid Sans Mono" fo:font-size="12pt" officeooo:rsid="0019b147" officeooo:paragraph-rsid="0019b147" style:font-size-asian="12pt" style:font-size-complex="12pt"/>
    </style:style>
    <style:style style:name="P4" style:family="paragraph" style:parent-style-name="Standard">
      <style:text-properties style:font-name="Droid Sans Mono" fo:font-size="12pt" fo:font-weight="normal" officeooo:rsid="0019b147" officeooo:paragraph-rsid="0019b147" style:font-size-asian="12pt" style:font-weight-asian="normal" style:font-size-complex="12pt" style:font-weight-complex="normal"/>
    </style:style>
    <style:style style:name="T1" style:family="text">
      <style:text-properties officeooo:rsid="0019b147"/>
    </style:style>
    <style:style style:name="T2" style:family="text">
      <style:text-properties fo:font-weight="normal" officeooo:rsid="0019b147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 To arrive at a solution for some real world problem based on facts and rules.</text:p>
      <text:p text:style-name="P1"/>
      <text:p text:style-name="P1"><text:span text:style-name="T1">table</text:span>.pl<text:span text:style-name="T2"> <text:s text:c="72"/>%Truth Table Solver </text:span></text:p>
      <text:p text:style-name="P4"/>
      <text:p text:style-name="P4">:- op(900, fy, ~).</text:p>
      <text:p text:style-name="P4">:- op(910, yfx, ^).</text:p>
      <text:p text:style-name="P4">:- op(920, yfx, v).</text:p>
      <text:p text:style-name="P4">:- op(930, yfx, =&gt;).</text:p>
      <text:p text:style-name="P4">:- op(930, yfx, &lt;=).</text:p>
      <text:p text:style-name="P4">:- op(930, yfx, &lt;=&gt;).</text:p>
      <text:p text:style-name="P4">:- op(930, yfx, &lt;~&gt;).</text:p>
      <text:p text:style-name="P4"/>
      <text:p text:style-name="P4">% not</text:p>
      <text:p text:style-name="P4">~(A) :- not(A).</text:p>
      <text:p text:style-name="P4"/>
      <text:p text:style-name="P4">% and</text:p>
      <text:p text:style-name="P4">^(A, B) :- A, B.</text:p>
      <text:p text:style-name="P4"/>
      <text:p text:style-name="P4">% or</text:p>
      <text:p text:style-name="P4">v(A, B) :- A ; B.</text:p>
      <text:p text:style-name="P4"/>
      <text:p text:style-name="P4">% implication</text:p>
      <text:p text:style-name="P4">=&gt;(A, B) :- ~A v B.</text:p>
      <text:p text:style-name="P4"/>
      <text:p text:style-name="P4">% implication inv</text:p>
      <text:p text:style-name="P4">&lt;=(A, B) :- A v ~B.</text:p>
      <text:p text:style-name="P4"/>
      <text:p text:style-name="P4">% equivalence</text:p>
      <text:p text:style-name="P4">&lt;=&gt;(A, B) :- (A ^ B) v (~A ^ ~B).</text:p>
      <text:p text:style-name="P4"/>
      <text:p text:style-name="P4">% xor</text:p>
      <text:p text:style-name="P4">&lt;~&gt;(A, B) :- ~(A &lt;=&gt; B).</text:p>
      <text:p text:style-name="P4"/>
      <text:p text:style-name="P4"/>
      <text:p text:style-name="P4"/>
      <text:p text:style-name="P4">table(VarList, Expr) :- nl, bindList(VarList), do(VarList, Expr), fail.</text:p>
      <text:p text:style-name="P4">table(_, _) :- nl.</text:p>
      <text:p text:style-name="P4"/>
      <text:p text:style-name="P4">bind(fail).</text:p>
      <text:p text:style-name="P4">bind(true).</text:p>
      <text:p text:style-name="P4"/>
      <text:p text:style-name="P4">bindList([]).</text:p>
      <text:p text:style-name="P4">bindList([V|Vs]) :- bind(V), bindList(Vs).</text:p>
      <text:p text:style-name="P4"/>
      <text:p text:style-name="P4">do(VarList, Expr) :- write(' <text:s/>'), writeVarList(VarList),</text:p>
      <text:p text:style-name="P4"><text:s text:c="21"/>write('| <text:s/>'), writeExpr(Expr), nl.</text:p>
      <text:p text:style-name="P4"/>
      <text:p text:style-name="P4">writeVarList([]).</text:p>
      <text:p text:style-name="P4">writeVarList([V|Vs]) :- write2(V), write(' <text:s/>'), writeVarList(Vs).</text:p>
      <text:p text:style-name="P4"><text:soft-page-break/></text:p>
      <text:p text:style-name="P4">writeExpr(Expr) :- Expr, !, write2(true).</text:p>
      <text:p text:style-name="P4">writeExpr(_) :- write2(fail).</text:p>
      <text:p text:style-name="P4"/>
      <text:p text:style-name="P4">write2(true) :- write('T').</text:p>
      <text:p text:style-name="P4">write2(fail) :- write('F').</text:p>
      <text:p text:style-name="P4"><text:span text:style-name="T3"/></text:p>
      <text:p text:style-name="P4"><text:span text:style-name="T3"/></text:p>
      <text:p text:style-name="P4"><text:span text:style-name="T3">[ashesh@MISTRI 02] $ swipl table.pl </text:span></text:p>
      <text:p text:style-name="P3">% table.pl compiled 0.00 sec, 21 clauses</text:p>
      <text:p text:style-name="P3">Welcome to SWI-Prolog (Multi-threaded, 64 bits, Version 6.6.6)</text:p>
      <text:p text:style-name="P3">Copyright (c) 1990-2013 University of Amsterdam, VU Amsterdam</text:p>
      <text:p text:style-name="P3">SWI-Prolog comes with ABSOLUTELY NO WARRANTY. This is free software,</text:p>
      <text:p text:style-name="P3">and you are welcome to redistribute it under certain conditions.</text:p>
      <text:p text:style-name="P3">Please visit http://www.swi-prolog.org for details.</text:p>
      <text:p text:style-name="P3"/>
      <text:p text:style-name="P3">For help, use ?- help(Topic). or ?- apropos(Word).</text:p>
      <text:p text:style-name="P3"/>
      <text:p text:style-name="P3">?- table([P,Q,R,S],(~S&lt;=&gt;(~(P^Q)=&gt;R))).</text:p>
      <text:p text:style-name="P3"/>
      <text:p text:style-name="P3"><text:s text:c="2"/>F <text:s/>F <text:s/>F <text:s/>F <text:s/>| <text:s/>F</text:p>
      <text:p text:style-name="P3"><text:s text:c="2"/>F <text:s/>F <text:s/>F <text:s/>T <text:s/>| <text:s/>T</text:p>
      <text:p text:style-name="P3"><text:s text:c="2"/>F <text:s/>F <text:s/>T <text:s/>F <text:s/>| <text:s/>T</text:p>
      <text:p text:style-name="P3"><text:s text:c="2"/>F <text:s/>F <text:s/>T <text:s/>T <text:s/>| <text:s/>F</text:p>
      <text:p text:style-name="P3"><text:s text:c="2"/>F <text:s/>T <text:s/>F <text:s/>F <text:s/>| <text:s/>F</text:p>
      <text:p text:style-name="P3"><text:s text:c="2"/>F <text:s/>T <text:s/>F <text:s/>T <text:s/>| <text:s/>T</text:p>
      <text:p text:style-name="P3"><text:s text:c="2"/>F <text:s/>T <text:s/>T <text:s/>F <text:s/>| <text:s/>T</text:p>
      <text:p text:style-name="P3"><text:s text:c="2"/>F <text:s/>T <text:s/>T <text:s/>T <text:s/>| <text:s/>F</text:p>
      <text:p text:style-name="P3"><text:s text:c="2"/>T <text:s/>F <text:s/>F <text:s/>F <text:s/>| <text:s/>F</text:p>
      <text:p text:style-name="P3"><text:s text:c="2"/>T <text:s/>F <text:s/>F <text:s/>T <text:s/>| <text:s/>T</text:p>
      <text:p text:style-name="P3"><text:s text:c="2"/>T <text:s/>F <text:s/>T <text:s/>F <text:s/>| <text:s/>T</text:p>
      <text:p text:style-name="P3"><text:s text:c="2"/>T <text:s/>F <text:s/>T <text:s/>T <text:s/>| <text:s/>F</text:p>
      <text:p text:style-name="P3"><text:s text:c="2"/>T <text:s/>T <text:s/>F <text:s/>F <text:s/>| <text:s/>T</text:p>
      <text:p text:style-name="P3"><text:s text:c="2"/>T <text:s/>T <text:s/>F <text:s/>T <text:s/>| <text:s/>F</text:p>
      <text:p text:style-name="P3"><text:s text:c="2"/>T <text:s/>T <text:s/>T <text:s/>F <text:s/>| <text:s/>T</text:p>
      <text:p text:style-name="P3"><text:s text:c="2"/>T <text:s/>T <text:s/>T <text:s/>T <text:s/>| <text:s/>F</text:p>
      <text:p text:style-name="P3"/>
      <text:p text:style-name="P3">tr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23:03:24.496464806</meta:creation-date>
    <dc:date>2015-10-02T22:55:22.926186543</dc:date>
    <meta:editing-duration>PT19M43S</meta:editing-duration>
    <meta:editing-cycles>4</meta:editing-cycles>
    <meta:generator>LibreOffice/4.4.5.2$Linux_X86_64 LibreOffice_project/40$Build-2</meta:generator>
    <meta:document-statistic meta:table-count="0" meta:image-count="0" meta:object-count="0" meta:page-count="2" meta:paragraph-count="63" meta:word-count="315" meta:character-count="1771" meta:non-whitespace-character-count="1309"/>
  </office:meta>
</office:document-meta>
</file>